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European Central Bank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European Central Bank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7921" calcext:value-type="float">
            <text:p>7921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135])/SQRT(SUM([.E2:.E135]))/SQRT(SUM([.F2:.F135]))" office:value-type="float" office:value="0.429115147754373" calcext:value-type="float">
            <text:p>0.43</text:p>
          </table:table-cell>
          <table:table-cell table:style-name="ce6" table:formula="of:=CORREL([.B2:.B135];[.C2:.C135])" office:value-type="float" office:value="0.276579857311454" calcext:value-type="float">
            <text:p>0.28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7056" calcext:value-type="float">
            <text:p>705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10000" calcext:value-type="float">
            <text:p>1000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6084" calcext:value-type="float">
            <text:p>6084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6084" calcext:value-type="float">
            <text:p>6084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4489" calcext:value-type="float">
            <text:p>4489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1849" calcext:value-type="float">
            <text:p>1849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600" calcext:value-type="float">
            <text:p>36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3025" calcext:value-type="float">
            <text:p>3025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4" table:formula="of:=[.B11]*[.C11]" office:value-type="float" office:value="162" calcext:value-type="float">
            <text:p>162</text:p>
          </table:table-cell>
          <table:table-cell table:style-name="ce4" table:formula="of:=[.B11]*[.B11]" office:value-type="float" office:value="2916" calcext:value-type="float">
            <text:p>2916</text:p>
          </table:table-cell>
          <table:table-cell table:style-name="ce4" table:formula="of:=[.C11]*[.C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4489" calcext:value-type="float">
            <text:p>4489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2809" calcext:value-type="float">
            <text:p>2809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3364" calcext:value-type="float">
            <text:p>3364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4" table:formula="of:=[.B15]*[.C15]" office:value-type="float" office:value="390" calcext:value-type="float">
            <text:p>390</text:p>
          </table:table-cell>
          <table:table-cell table:style-name="ce4" table:formula="of:=[.B15]*[.B15]" office:value-type="float" office:value="4225" calcext:value-type="float">
            <text:p>4225</text:p>
          </table:table-cell>
          <table:table-cell table:style-name="ce4" table:formula="of:=[.C15]*[.C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5041" calcext:value-type="float">
            <text:p>504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4" table:formula="of:=[.B17]*[.C17]" office:value-type="float" office:value="98" calcext:value-type="float">
            <text:p>98</text:p>
          </table:table-cell>
          <table:table-cell table:style-name="ce4" table:formula="of:=[.B17]*[.B17]" office:value-type="float" office:value="2401" calcext:value-type="float">
            <text:p>2401</text:p>
          </table:table-cell>
          <table:table-cell table:style-name="ce4" table:formula="of:=[.C17]*[.C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2704" calcext:value-type="float">
            <text:p>2704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601" calcext:value-type="float">
            <text:p>260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4" table:formula="of:=[.B20]*[.C20]" office:value-type="float" office:value="96" calcext:value-type="float">
            <text:p>96</text:p>
          </table:table-cell>
          <table:table-cell table:style-name="ce4" table:formula="of:=[.B20]*[.B20]" office:value-type="float" office:value="2304" calcext:value-type="float">
            <text:p>2304</text:p>
          </table:table-cell>
          <table:table-cell table:style-name="ce4" table:formula="of:=[.C20]*[.C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[.B21]*[.C21]" office:value-type="float" office:value="43" calcext:value-type="float">
            <text:p>43</text:p>
          </table:table-cell>
          <table:table-cell table:style-name="ce4" table:formula="of:=[.B21]*[.B21]" office:value-type="float" office:value="1849" calcext:value-type="float">
            <text:p>1849</text:p>
          </table:table-cell>
          <table:table-cell table:style-name="ce4" table:formula="of:=[.C21]*[.C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681" calcext:value-type="float">
            <text:p>168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4" table:formula="of:=[.B23]*[.C23]" office:value-type="float" office:value="96" calcext:value-type="float">
            <text:p>96</text:p>
          </table:table-cell>
          <table:table-cell table:style-name="ce4" table:formula="of:=[.B23]*[.B23]" office:value-type="float" office:value="2304" calcext:value-type="float">
            <text:p>2304</text:p>
          </table:table-cell>
          <table:table-cell table:style-name="ce4" table:formula="of:=[.C23]*[.C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table:formula="of:=[.B24]*[.C24]" office:value-type="float" office:value="112" calcext:value-type="float">
            <text:p>112</text:p>
          </table:table-cell>
          <table:table-cell table:style-name="ce4" table:formula="of:=[.B24]*[.B24]" office:value-type="float" office:value="3136" calcext:value-type="float">
            <text:p>3136</text:p>
          </table:table-cell>
          <table:table-cell table:style-name="ce4" table:formula="of:=[.C24]*[.C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4" table:formula="of:=[.B25]*[.C25]" office:value-type="float" office:value="177" calcext:value-type="float">
            <text:p>177</text:p>
          </table:table-cell>
          <table:table-cell table:style-name="ce4" table:formula="of:=[.B25]*[.B25]" office:value-type="float" office:value="3481" calcext:value-type="float">
            <text:p>3481</text:p>
          </table:table-cell>
          <table:table-cell table:style-name="ce4" table:formula="of:=[.C25]*[.C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116" calcext:value-type="float">
            <text:p>2116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681" calcext:value-type="float">
            <text:p>1681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2601" calcext:value-type="float">
            <text:p>260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225" calcext:value-type="float">
            <text:p>1225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30]*[.C30]" office:value-type="float" office:value="40" calcext:value-type="float">
            <text:p>40</text:p>
          </table:table-cell>
          <table:table-cell table:style-name="ce4" table:formula="of:=[.B30]*[.B30]" office:value-type="float" office:value="1600" calcext:value-type="float">
            <text:p>1600</text:p>
          </table:table-cell>
          <table:table-cell table:style-name="ce4"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444" calcext:value-type="float">
            <text:p>1444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784" calcext:value-type="float">
            <text:p>78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369" calcext:value-type="float">
            <text:p>1369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table:formula="of:=[.B34]*[.C34]" office:value-type="float" office:value="56" calcext:value-type="float">
            <text:p>56</text:p>
          </table:table-cell>
          <table:table-cell table:style-name="ce4" table:formula="of:=[.B34]*[.B34]" office:value-type="float" office:value="784" calcext:value-type="float">
            <text:p>784</text:p>
          </table:table-cell>
          <table:table-cell table:style-name="ce4" table:formula="of:=[.C34]*[.C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521" calcext:value-type="float">
            <text:p>1521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444" calcext:value-type="float">
            <text:p>1444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37]*[.C37]" office:value-type="float" office:value="32" calcext:value-type="float">
            <text:p>32</text:p>
          </table:table-cell>
          <table:table-cell table:style-name="ce4" table:formula="of:=[.B37]*[.B37]" office:value-type="float" office:value="1024" calcext:value-type="float">
            <text:p>1024</text:p>
          </table:table-cell>
          <table:table-cell table:style-name="ce4"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38]*[.C38]" office:value-type="float" office:value="33" calcext:value-type="float">
            <text:p>33</text:p>
          </table:table-cell>
          <table:table-cell table:style-name="ce4" table:formula="of:=[.B38]*[.B38]" office:value-type="float" office:value="1089" calcext:value-type="float">
            <text:p>1089</text:p>
          </table:table-cell>
          <table:table-cell table:style-name="ce4"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225" calcext:value-type="float">
            <text:p>1225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444" calcext:value-type="float">
            <text:p>1444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841" calcext:value-type="float">
            <text:p>84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961" calcext:value-type="float">
            <text:p>961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table:formula="of:=[.B43]*[.C43]" office:value-type="float" office:value="96" calcext:value-type="float">
            <text:p>96</text:p>
          </table:table-cell>
          <table:table-cell table:style-name="ce4" table:formula="of:=[.B43]*[.B43]" office:value-type="float" office:value="1024" calcext:value-type="float">
            <text:p>1024</text:p>
          </table:table-cell>
          <table:table-cell table:style-name="ce4" table:formula="of:=[.C43]*[.C4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676" calcext:value-type="float">
            <text:p>67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961" calcext:value-type="float">
            <text:p>961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841" calcext:value-type="float">
            <text:p>84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296" calcext:value-type="float">
            <text:p>129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48]*[.C48]" office:value-type="float" office:value="34" calcext:value-type="float">
            <text:p>34</text:p>
          </table:table-cell>
          <table:table-cell table:style-name="ce4" table:formula="of:=[.B48]*[.B48]" office:value-type="float" office:value="1156" calcext:value-type="float">
            <text:p>1156</text:p>
          </table:table-cell>
          <table:table-cell table:style-name="ce4"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676" calcext:value-type="float">
            <text:p>676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225" calcext:value-type="float">
            <text:p>1225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51]*[.C51]" office:value-type="float" office:value="30" calcext:value-type="float">
            <text:p>30</text:p>
          </table:table-cell>
          <table:table-cell table:style-name="ce4" table:formula="of:=[.B51]*[.B51]" office:value-type="float" office:value="900" calcext:value-type="float">
            <text:p>900</text:p>
          </table:table-cell>
          <table:table-cell table:style-name="ce4"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024" calcext:value-type="float">
            <text:p>102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53]*[.C53]" office:value-type="float" office:value="27" calcext:value-type="float">
            <text:p>27</text:p>
          </table:table-cell>
          <table:table-cell table:style-name="ce4" table:formula="of:=[.B53]*[.B53]" office:value-type="float" office:value="729" calcext:value-type="float">
            <text:p>729</text:p>
          </table:table-cell>
          <table:table-cell table:style-name="ce4"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54]*[.C54]" office:value-type="float" office:value="27" calcext:value-type="float">
            <text:p>27</text:p>
          </table:table-cell>
          <table:table-cell table:style-name="ce4" table:formula="of:=[.B54]*[.B54]" office:value-type="float" office:value="729" calcext:value-type="float">
            <text:p>729</text:p>
          </table:table-cell>
          <table:table-cell table:style-name="ce4"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625" calcext:value-type="float">
            <text:p>6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784" calcext:value-type="float">
            <text:p>784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841" calcext:value-type="float">
            <text:p>84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600" calcext:value-type="float">
            <text:p>1600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369" calcext:value-type="float">
            <text:p>1369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961" calcext:value-type="float">
            <text:p>961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156" calcext:value-type="float">
            <text:p>1156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841" calcext:value-type="float">
            <text:p>841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63]*[.C63]" office:value-type="float" office:value="34" calcext:value-type="float">
            <text:p>34</text:p>
          </table:table-cell>
          <table:table-cell table:style-name="ce4" table:formula="of:=[.B63]*[.B63]" office:value-type="float" office:value="1156" calcext:value-type="float">
            <text:p>1156</text:p>
          </table:table-cell>
          <table:table-cell table:style-name="ce4"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729" calcext:value-type="float">
            <text:p>729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529" calcext:value-type="float">
            <text:p>52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66]*[.C66]" office:value-type="float" office:value="22" calcext:value-type="float">
            <text:p>22</text:p>
          </table:table-cell>
          <table:table-cell table:style-name="ce4" table:formula="of:=[.B66]*[.B66]" office:value-type="float" office:value="484" calcext:value-type="float">
            <text:p>484</text:p>
          </table:table-cell>
          <table:table-cell table:style-name="ce4"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361" calcext:value-type="float">
            <text:p>361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400" calcext:value-type="float">
            <text:p>400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441" calcext:value-type="float">
            <text:p>441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361" calcext:value-type="float">
            <text:p>361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400" calcext:value-type="float">
            <text:p>400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400" calcext:value-type="float">
            <text:p>400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400" calcext:value-type="float">
            <text:p>400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784" calcext:value-type="float">
            <text:p>78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400" calcext:value-type="float">
            <text:p>400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76]*[.C76]" office:value-type="float" office:value="17" calcext:value-type="float">
            <text:p>17</text:p>
          </table:table-cell>
          <table:table-cell table:style-name="ce4" table:formula="of:=[.B76]*[.B76]" office:value-type="float" office:value="289" calcext:value-type="float">
            <text:p>289</text:p>
          </table:table-cell>
          <table:table-cell table:style-name="ce4"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225" calcext:value-type="float">
            <text:p>225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89" calcext:value-type="float">
            <text:p>289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89" calcext:value-type="float">
            <text:p>289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361" calcext:value-type="float">
            <text:p>361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289" calcext:value-type="float">
            <text:p>289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256" calcext:value-type="float">
            <text:p>25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225" calcext:value-type="float">
            <text:p>225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289" calcext:value-type="float">
            <text:p>289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400" calcext:value-type="float">
            <text:p>400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361" calcext:value-type="float">
            <text:p>361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576" calcext:value-type="float">
            <text:p>576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529" calcext:value-type="float">
            <text:p>52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17" calcext:value-type="float">
            <text:p>17</text:p>
          </table:table-cell>
          <table:table-cell table:style-name="ce4" table:formula="of:=[.B89]*[.B89]" office:value-type="float" office:value="289" calcext:value-type="float">
            <text:p>289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90]*[.C90]" office:value-type="float" office:value="15" calcext:value-type="float">
            <text:p>15</text:p>
          </table:table-cell>
          <table:table-cell table:style-name="ce4" table:formula="of:=[.B90]*[.B90]" office:value-type="float" office:value="225" calcext:value-type="float">
            <text:p>225</text:p>
          </table:table-cell>
          <table:table-cell table:style-name="ce4"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256" calcext:value-type="float">
            <text:p>256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256" calcext:value-type="float">
            <text:p>256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93]*[.C93]" office:value-type="float" office:value="14" calcext:value-type="float">
            <text:p>14</text:p>
          </table:table-cell>
          <table:table-cell table:style-name="ce4" table:formula="of:=[.B93]*[.B93]" office:value-type="float" office:value="196" calcext:value-type="float">
            <text:p>196</text:p>
          </table:table-cell>
          <table:table-cell table:style-name="ce4"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324" calcext:value-type="float">
            <text:p>324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44" calcext:value-type="float">
            <text:p>14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169" calcext:value-type="float">
            <text:p>169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21" calcext:value-type="float">
            <text:p>12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196" calcext:value-type="float">
            <text:p>196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100" calcext:value-type="float">
            <text:p>100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100" calcext:value-type="float">
            <text:p>100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196" calcext:value-type="float">
            <text:p>196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225" calcext:value-type="float">
            <text:p>225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69" calcext:value-type="float">
            <text:p>169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529" calcext:value-type="float">
            <text:p>52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225" calcext:value-type="float">
            <text:p>225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96" calcext:value-type="float">
            <text:p>196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225" calcext:value-type="float">
            <text:p>225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100" calcext:value-type="float">
            <text:p>100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144" calcext:value-type="float">
            <text:p>14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121" calcext:value-type="float">
            <text:p>121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196" calcext:value-type="float">
            <text:p>196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00" calcext:value-type="float">
            <text:p>100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81" calcext:value-type="float">
            <text:p>81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14]*[.C114]" office:value-type="float" office:value="0" calcext:value-type="float">
            <text:p>0</text:p>
          </table:table-cell>
          <table:table-cell table:style-name="ce4" table:formula="of:=[.B114]*[.B114]" office:value-type="float" office:value="100" calcext:value-type="float">
            <text:p>100</text:p>
          </table:table-cell>
          <table:table-cell table:style-name="ce4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15]*[.C115]" office:value-type="float" office:value="0" calcext:value-type="float">
            <text:p>0</text:p>
          </table:table-cell>
          <table:table-cell table:style-name="ce4" table:formula="of:=[.B115]*[.B115]" office:value-type="float" office:value="100" calcext:value-type="float">
            <text:p>100</text:p>
          </table:table-cell>
          <table:table-cell table:style-name="ce4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121" calcext:value-type="float">
            <text:p>121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100" calcext:value-type="float">
            <text:p>100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81" calcext:value-type="float">
            <text:p>81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49" calcext:value-type="float">
            <text:p>49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81" calcext:value-type="float">
            <text:p>81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1]*[.C121]" office:value-type="float" office:value="0" calcext:value-type="float">
            <text:p>0</text:p>
          </table:table-cell>
          <table:table-cell table:style-name="ce4" table:formula="of:=[.B121]*[.B121]" office:value-type="float" office:value="81" calcext:value-type="float">
            <text:p>81</text:p>
          </table:table-cell>
          <table:table-cell table:style-name="ce4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2]*[.C122]" office:value-type="float" office:value="0" calcext:value-type="float">
            <text:p>0</text:p>
          </table:table-cell>
          <table:table-cell table:style-name="ce4" table:formula="of:=[.B122]*[.B122]" office:value-type="float" office:value="81" calcext:value-type="float">
            <text:p>81</text:p>
          </table:table-cell>
          <table:table-cell table:style-name="ce4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3]*[.C123]" office:value-type="float" office:value="0" calcext:value-type="float">
            <text:p>0</text:p>
          </table:table-cell>
          <table:table-cell table:style-name="ce4" table:formula="of:=[.B123]*[.B123]" office:value-type="float" office:value="81" calcext:value-type="float">
            <text:p>81</text:p>
          </table:table-cell>
          <table:table-cell table:style-name="ce4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81" calcext:value-type="float">
            <text:p>81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25]*[.C125]" office:value-type="float" office:value="0" calcext:value-type="float">
            <text:p>0</text:p>
          </table:table-cell>
          <table:table-cell table:style-name="ce4" table:formula="of:=[.B125]*[.B125]" office:value-type="float" office:value="81" calcext:value-type="float">
            <text:p>81</text:p>
          </table:table-cell>
          <table:table-cell table:style-name="ce4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64" calcext:value-type="float">
            <text:p>64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121" calcext:value-type="float">
            <text:p>121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25" calcext:value-type="float">
            <text:p>25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64" calcext:value-type="float">
            <text:p>64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49" calcext:value-type="float">
            <text:p>49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64" calcext:value-type="float">
            <text:p>64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64" calcext:value-type="float">
            <text:p>64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64" calcext:value-type="float">
            <text:p>64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64" calcext:value-type="float">
            <text:p>64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64" calcext:value-type="float">
            <text:p>64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uropean Central Bank vs Fake central bank'.A1:'European Central Bank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4:55:07.724133500</dc:date>
    <meta:editing-duration>PT5M25S</meta:editing-duration>
    <meta:editing-cycles>1</meta:editing-cycles>
    <meta:document-statistic meta:table-count="1" meta:cell-count="818" meta:object-count="0"/>
    <meta:generator>LibreOffice/7.3.7.2$Linux_X86_64 LibreOffice_project/30$Build-2</meta:generator>
  </office:meta>
</office:document-meta>
</file>